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, Courier, mono"/>
    <style:font-face style:name="Lucida Sans" svg:font-family="'Lucida Sans', 'Lucida Grande', 'Lucida Sans Unicode', Lucida, Verdana, Tahoma, sans-serif"/>
    <style:font-face style:name="MuseoSansRounded" svg:font-family="MuseoSansRounded, apple-system, BlinkMacSystemFont, 'Segoe UI', Roboto, Helvetica, Arial, sans-serif, 'Apple Color Emoji', 'Segoe UI Emoji', 'Segoe UI Symbol'"/>
    <style:font-face style:name="Roboto" svg:font-family="Roboto, sans-serif"/>
    <style:font-face style:name="SFMono-Regular" svg:font-family="SFMono-Regular, Menlo, Monaco, Consolas, 'Liberation Mono', 'Courier New', monospace"/>
    <style:font-face style:name="Verdana" svg:font-family="Verdana, Arial, Helvetica, sans-serif"/>
    <style:font-face style:name="courier-new" svg:font-family="courier-new, courier, monospace"/>
    <style:font-face style:name="helvetica" svg:font-family="helvetica, sans-serif, arial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7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8326"/>
    </style:style>
    <style:style style:name="P2" style:family="paragraph" style:parent-style-name="Standard">
      <style:text-properties fo:font-weight="bold" officeooo:rsid="000c8326" officeooo:paragraph-rsid="000f751e" style:font-weight-asian="bold" style:font-weight-complex="bold"/>
    </style:style>
    <style:style style:name="P3" style:family="paragraph" style:parent-style-name="Standard">
      <style:text-properties fo:font-weight="bold" officeooo:rsid="000c8326" officeooo:paragraph-rsid="00111853" style:font-weight-asian="bold" style:font-weight-complex="bold"/>
    </style:style>
    <style:style style:name="P4" style:family="paragraph" style:parent-style-name="Standard">
      <style:text-properties fo:font-weight="bold" officeooo:rsid="000c8326" officeooo:paragraph-rsid="0011ea2a" style:font-weight-asian="bold" style:font-weight-complex="bold"/>
    </style:style>
    <style:style style:name="P5" style:family="paragraph" style:parent-style-name="Standard">
      <style:text-properties fo:font-weight="bold" officeooo:rsid="000c8326" officeooo:paragraph-rsid="0012af50" style:font-weight-asian="bold" style:font-weight-complex="bold"/>
    </style:style>
    <style:style style:name="P6" style:family="paragraph" style:parent-style-name="Standard">
      <style:text-properties fo:font-weight="bold" officeooo:rsid="000c8326" officeooo:paragraph-rsid="001415d8" style:font-weight-asian="bold" style:font-weight-complex="bold"/>
    </style:style>
    <style:style style:name="P7" style:family="paragraph" style:parent-style-name="Standard">
      <style:text-properties fo:font-weight="bold" officeooo:rsid="000c8326" officeooo:paragraph-rsid="00159913" style:font-weight-asian="bold" style:font-weight-complex="bold"/>
    </style:style>
    <style:style style:name="P8" style:family="paragraph" style:parent-style-name="Standard">
      <style:text-properties fo:font-weight="bold" officeooo:rsid="0019d34b" officeooo:paragraph-rsid="0019d34b" style:font-weight-asian="bold" style:font-weight-complex="bold"/>
    </style:style>
    <style:style style:name="P9" style:family="paragraph" style:parent-style-name="Standard" style:list-style-name="L7">
      <style:text-properties fo:font-weight="bold" officeooo:rsid="001eb067" officeooo:paragraph-rsid="001eb067" style:font-weight-asian="bold" style:font-weight-complex="bold"/>
    </style:style>
    <style:style style:name="P10" style:family="paragraph" style:parent-style-name="Standard">
      <style:text-properties officeooo:paragraph-rsid="000ddfea"/>
    </style:style>
    <style:style style:name="P11" style:family="paragraph" style:parent-style-name="Standard">
      <style:text-properties officeooo:paragraph-rsid="000f751e"/>
    </style:style>
    <style:style style:name="P12" style:family="paragraph" style:parent-style-name="Standard" style:list-style-name="L7">
      <style:text-properties fo:font-weight="normal" officeooo:rsid="001eb067" officeooo:paragraph-rsid="001eb067" style:font-weight-asian="normal" style:font-weight-complex="normal"/>
    </style:style>
    <style:style style:name="P13" style:family="paragraph" style:parent-style-name="Standard">
      <style:text-properties officeooo:paragraph-rsid="0012af50"/>
    </style:style>
    <style:style style:name="P14" style:family="paragraph" style:parent-style-name="Standard">
      <style:text-properties officeooo:paragraph-rsid="001538da"/>
    </style:style>
    <style:style style:name="P15" style:family="paragraph" style:parent-style-name="Standard">
      <style:text-properties fo:color="#000000" style:font-name="Abyssinica SIL" fo:font-size="12pt" fo:font-weight="bold" officeooo:rsid="0019d34b" officeooo:paragraph-rsid="0019d34b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style:font-name="Abyssinica SIL" fo:font-size="12pt" fo:font-weight="bold" officeooo:rsid="0019d34b" officeooo:paragraph-rsid="001bc74d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Abyssinica SIL" fo:font-size="12pt" fo:font-weight="bold" officeooo:rsid="000c8326" officeooo:paragraph-rsid="000c8326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Abyssinica SIL" fo:font-size="12pt" fo:font-weight="bold" officeooo:rsid="00159913" officeooo:paragraph-rsid="00159913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Abyssinica SIL" fo:font-size="12pt" fo:font-weight="bold" officeooo:rsid="00159913" officeooo:paragraph-rsid="00166f72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style:font-name="Abyssinica SIL" fo:font-size="12pt" fo:font-weight="bold" officeooo:rsid="00159913" officeooo:paragraph-rsid="0016e80f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style:font-name="Abyssinica SIL" fo:font-size="12pt" fo:font-weight="bold" officeooo:rsid="00159913" officeooo:paragraph-rsid="0019d34b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style:font-name="Abyssinica SIL" fo:font-size="12pt" fo:font-weight="bold" officeooo:rsid="0016eed3" officeooo:paragraph-rsid="0016eed3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style:font-name="Abyssinica SIL" fo:font-size="12pt" fo:font-weight="bold" officeooo:rsid="00183206" officeooo:paragraph-rsid="00183206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Abyssinica SIL" fo:font-size="12pt" fo:font-weight="bold" officeooo:rsid="00183206" officeooo:paragraph-rsid="001bc74d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style:font-name="Abyssinica SIL" fo:font-size="12pt" fo:font-weight="bold" officeooo:rsid="00183206" officeooo:paragraph-rsid="0019d34b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style:font-name="Abyssinica SIL" fo:font-size="12pt" fo:font-weight="bold" officeooo:rsid="001d5e04" officeooo:paragraph-rsid="001d5e04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style:font-name="Abyssinica SIL" fo:font-size="12pt" fo:font-weight="bold" officeooo:paragraph-rsid="00166f72" fo:background-color="transparent" style:font-size-asian="12pt" style:font-size-complex="12pt"/>
    </style:style>
    <style:style style:name="P28" style:family="paragraph" style:parent-style-name="Standard">
      <style:text-properties fo:color="#000000" style:font-name="Abyssinica SIL" fo:font-size="12pt" fo:background-color="transparent" style:font-size-asian="12pt" style:font-size-complex="12pt"/>
    </style:style>
    <style:style style:name="P29" style:family="paragraph" style:parent-style-name="Standard">
      <style:text-properties fo:color="#000000" style:font-name="Abyssinica SIL" fo:font-size="12pt" officeooo:rsid="00159913" officeooo:paragraph-rsid="00159913" fo:background-color="transparent" style:font-size-asian="12pt" style:font-size-complex="12pt"/>
    </style:style>
    <style:style style:name="P30" style:family="paragraph" style:parent-style-name="Standard">
      <style:text-properties fo:color="#000000" style:font-name="Abyssinica SIL" fo:font-size="12pt" fo:font-weight="normal" officeooo:rsid="00111853" officeooo:paragraph-rsid="00111853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style:font-name="Abyssinica SIL" fo:font-size="12pt" fo:font-weight="normal" officeooo:rsid="00159913" officeooo:paragraph-rsid="00159913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style:font-name="Abyssinica SIL" fo:font-size="12pt" fo:font-weight="normal" officeooo:rsid="0016e80f" officeooo:paragraph-rsid="0016e80f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style:font-name="Abyssinica SIL" fo:font-size="12pt" fo:font-weight="normal" officeooo:rsid="00183206" officeooo:paragraph-rsid="0016eed3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style:font-name="Abyssinica SIL" fo:font-size="12pt" fo:font-weight="normal" officeooo:rsid="0019d34b" officeooo:paragraph-rsid="0019d34b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Abyssinica SIL" fo:font-size="12pt" fo:font-weight="normal" officeooo:rsid="001bc74d" officeooo:paragraph-rsid="001bc74d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Abyssinica SIL" fo:font-size="12pt" fo:font-weight="normal" officeooo:rsid="001d5e04" officeooo:paragraph-rsid="001d5e04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font-name="Abyssinica SIL" fo:font-size="12pt" fo:font-weight="normal" officeooo:rsid="001eb067" officeooo:paragraph-rsid="001eb067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Abyssinica SIL" fo:font-size="12pt" fo:font-weight="normal" officeooo:rsid="00205049" officeooo:paragraph-rsid="00205049" fo:background-color="transparent" style:font-size-asian="12pt" style:font-weight-asian="normal" style:font-size-complex="12pt" style:font-weight-complex="normal"/>
    </style:style>
    <style:style style:name="P39" style:family="paragraph" style:parent-style-name="Standard" style:list-style-name="L7">
      <style:text-properties officeooo:paragraph-rsid="001eb067"/>
    </style:style>
    <style:style style:name="P40" style:family="paragraph" style:parent-style-name="Standard" style:list-style-name="L7">
      <style:text-properties officeooo:rsid="001eb067" officeooo:paragraph-rsid="001eb067"/>
    </style:style>
    <style:style style:name="P41" style:family="paragraph" style:parent-style-name="Text_20_body">
      <style:text-properties fo:color="#000000" style:font-name="Abyssinica SIL" fo:font-size="12pt" fo:font-weight="bold" officeooo:rsid="000af518" officeooo:paragraph-rsid="000af518" fo:background-color="transparent" style:font-size-asian="12pt" style:font-weight-asian="bold" style:font-size-complex="12pt" style:font-weight-complex="bold"/>
    </style:style>
    <style:style style:name="P42" style:family="paragraph" style:parent-style-name="Text_20_body">
      <style:text-properties fo:color="#000000" style:font-name="Abyssinica SIL" fo:font-size="12pt" fo:font-weight="bold" officeooo:rsid="000af518" officeooo:paragraph-rsid="001bc74d" fo:background-color="transparent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Abyssinica SIL" fo:font-size="12pt" officeooo:rsid="000af518" officeooo:paragraph-rsid="000af518" fo:background-color="transparent" style:font-size-asian="12pt" style:font-size-complex="12pt"/>
    </style:style>
    <style:style style:name="P44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byssinica SIL" fo:letter-spacing="normal"/>
    </style:style>
    <style:style style:name="P45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/>
    </style:style>
    <style:style style:name="P46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byssinica SIL" fo:font-size="12pt" fo:letter-spacing="normal" fo:font-style="normal" fo:font-weight="normal" fo:background-color="transparent" style:font-size-asian="12pt" style:font-size-complex="12pt"/>
    </style:style>
    <style:style style:name="P47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byssinica SIL" fo:font-size="12pt" fo:letter-spacing="normal" fo:background-color="transparent" style:font-size-asian="12pt" style:font-size-complex="12pt"/>
    </style:style>
    <style:style style:name="P48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byssinica SIL" fo:font-size="12pt" fo:letter-spacing="normal" officeooo:paragraph-rsid="00095833" fo:background-color="transparent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9583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166f72" style:font-weight-asian="normal" style:font-weight-complex="normal"/>
    </style:style>
    <style:style style:name="T5" style:family="text">
      <style:text-properties fo:font-variant="normal" fo:text-transform="none" fo:color="#000000" style:font-name="Abyssinica SIL" fo:font-size="12pt" fo:letter-spacing="normal" fo:font-style="normal" fo:font-weight="normal" officeooo:rsid="0012af50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000000" style:font-name="Abyssinica SIL" fo:font-size="12pt" fo:letter-spacing="normal" fo:font-style="normal" fo:font-weight="normal" officeooo:rsid="0011ea2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000000" style:font-name="Abyssinica SIL" fo:font-size="12pt" fo:letter-spacing="normal" fo:font-style="normal" fo:font-weight="normal" officeooo:rsid="001538d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000000" style:font-name="Abyssinica SIL" fo:font-size="12pt" fo:letter-spacing="normal" fo:font-style="normal" fo:font-weight="normal" officeooo:rsid="000c8326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000000" style:font-name="Abyssinica SIL" fo:font-size="12pt" fo:letter-spacing="normal" fo:font-style="normal" fo:font-weight="normal" officeooo:rsid="000ddfe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000000" style:font-name="Abyssinica SIL" fo:font-size="12pt" fo:letter-spacing="normal" fo:font-style="normal" fo:font-weight="normal" officeooo:rsid="000f751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000000" style:font-name="Abyssinica SIL" fo:font-size="12pt" fo:letter-spacing="normal" fo:font-style="normal" fo:font-weight="normal" officeooo:rsid="00111853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2" style:family="text">
      <style:text-properties fo:font-variant="normal" fo:text-transform="none" fo:color="#000000" style:font-name="Abyssinica SIL" fo:font-size="12pt" fo:letter-spacing="normal" fo:font-style="normal" fo:font-weight="normal" officeooo:rsid="001415d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3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font-name="Abyssinica SIL" fo:font-size="12pt" fo:letter-spacing="normal" fo:font-style="normal" officeooo:rsid="0012af50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000000" style:font-name="Abyssinica SIL" fo:font-size="12pt" fo:letter-spacing="normal" fo:font-style="normal" fo:background-color="transparent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000000" style:font-name="Abyssinica SIL" fo:font-size="12pt" fo:letter-spacing="normal" fo:font-style="normal" officeooo:rsid="000c8326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000000" style:font-name="Abyssinica SIL" fo:font-size="12pt" fo:letter-spacing="normal" fo:font-style="normal" officeooo:rsid="000f751e" fo:background-color="transparent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000000" style:font-name="Abyssinica SIL" fo:font-size="12pt" fo:letter-spacing="normal" fo:font-style="normal" officeooo:rsid="00111853" fo:background-color="transparent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000000" style:font-name="Abyssinica SIL" fo:font-size="12pt" fo:letter-spacing="normal" fo:font-style="normal" fo:font-weight="bold" officeooo:rsid="0012af50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color="#000000" style:font-name="Abyssinica SIL" fo:font-size="12pt" fo:letter-spacing="normal" fo:font-style="normal" fo:font-weight="bold" officeooo:rsid="000c8326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1" style:family="text">
      <style:text-properties fo:font-variant="normal" fo:text-transform="none" fo:color="#000000" style:font-name="Abyssinica SIL" fo:font-size="12pt" fo:letter-spacing="normal" fo:font-style="normal" fo:font-weight="bold" officeooo:rsid="000f751e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2" style:family="text">
      <style:text-properties fo:font-variant="normal" fo:text-transform="none" fo:color="#000000" style:font-name="Abyssinica SI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3" style:family="text">
      <style:text-properties fo:font-variant="normal" fo:text-transform="none" fo:color="#000000" style:font-name="Abyssinica SIL" fo:font-size="12pt" fo:letter-spacing="normal" fo:font-style="normal" fo:font-weight="bold" officeooo:rsid="00111853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4" style:family="text">
      <style:text-properties fo:font-variant="normal" fo:text-transform="none" fo:color="#000000" style:font-name="Abyssinica SIL" fo:font-size="12pt" fo:letter-spacing="normal" fo:font-style="normal" fo:font-weight="bold" officeooo:rsid="0016eed3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5" style:family="text">
      <style:text-properties fo:font-variant="normal" fo:text-transform="none" fo:color="#000000" style:font-name="Abyssinica SIL" fo:font-size="12pt" fo:letter-spacing="normal" fo:font-style="normal" fo:font-weight="bold" officeooo:rsid="0011ea2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6" style:family="text">
      <style:text-properties fo:font-variant="normal" fo:text-transform="none" fo:color="#000000" style:font-name="Abyssinica SIL" fo:font-size="12pt" fo:letter-spacing="normal" fo:font-style="normal" fo:font-weight="bold" officeooo:rsid="001538d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7" style:family="text">
      <style:text-properties fo:font-size="12pt" fo:font-style="normal" fo:font-weight="normal" fo:background-color="transparent" loext:char-shading-value="0" style:font-size-asian="12pt" style:font-size-complex="12pt"/>
    </style:style>
    <style:style style:name="T28" style:family="text">
      <style:text-properties fo:font-size="12pt" fo:font-style="normal" fo:background-color="transparent" loext:char-shading-value="0" style:font-size-asian="12pt" style:font-size-complex="12pt" loext:padding="0cm" loext:border="none"/>
    </style:style>
    <style:style style:name="T29" style:family="text">
      <style:text-properties fo:font-size="12pt" fo:font-weight="normal" fo:background-color="transparent" loext:char-shading-value="0" style:font-size-asian="12pt" style:font-size-complex="12pt" loext:padding="0cm" loext:border="none"/>
    </style:style>
    <style:style style:name="T30" style:family="text">
      <style:text-properties fo:font-size="12pt" officeooo:rsid="000c8326" fo:background-color="transparent" loext:char-shading-value="0" style:font-size-asian="12pt" style:font-size-complex="12pt"/>
    </style:style>
    <style:style style:name="T31" style:family="text">
      <style:text-properties fo:font-size="12pt" fo:background-color="transparent" loext:char-shading-value="0" style:font-size-asian="12pt" style:font-size-complex="12pt"/>
    </style:style>
    <style:style style:name="T32" style:family="text">
      <style:text-properties officeooo:rsid="000c8326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000000" style:font-name="Abyssinica SIL" fo:font-size="12pt" fo:font-weight="bold" officeooo:rsid="000c8326" fo:background-color="transparent" loext:char-shading-value="0" style:font-size-asian="12pt" style:font-weight-asian="bold" style:font-size-complex="12pt" style:font-weight-complex="bold"/>
    </style:style>
    <style:style style:name="T35" style:family="text">
      <style:text-properties fo:color="#000000" style:font-name="Abyssinica SI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fo:color="#000000" style:font-name="Abyssinica SIL" fo:font-size="12pt" fo:font-weight="bold" officeooo:rsid="001eb067" fo:background-color="transparent" loext:char-shading-value="0" style:font-size-asian="12pt" style:font-weight-asian="bold" style:font-size-complex="12pt" style:font-weight-complex="bold"/>
    </style:style>
    <style:style style:name="T37" style:family="text">
      <style:text-properties fo:color="#000000" style:font-name="Abyssinica SIL" fo:font-size="12pt" officeooo:rsid="000c8326" fo:background-color="transparent" loext:char-shading-value="0" style:font-size-asian="12pt" style:font-size-complex="12pt"/>
    </style:style>
    <style:style style:name="T38" style:family="text">
      <style:text-properties fo:color="#000000" style:font-name="Abyssinica SIL" fo:font-size="12pt" fo:background-color="transparent" loext:char-shading-value="0" style:font-size-asian="12pt" style:font-size-complex="12pt"/>
    </style:style>
    <style:style style:name="T39" style:family="text">
      <style:text-properties fo:color="#000000" style:font-name="Abyssinica SIL" fo:font-size="12pt" fo:font-weight="normal" officeooo:rsid="001eb067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fo:color="#000000" style:font-name="Abyssinica SI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officeooo:rsid="00166f72" style:font-weight-asian="bold" style:font-weight-complex="bold"/>
    </style:style>
    <style:style style:name="T42" style:family="text">
      <style:text-properties officeooo:rsid="001bc74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Ques <text:span text:style-name="T42">1</text:span>. <text:span text:style-name="T42">What are ruby Built in functions.</text:span></text:p>
      <text:p text:style-name="P16">Solution <text:span text:style-name="T42">1</text:span>: </text:p>
      <text:p text:style-name="P38">There are many built-in-functions. Some of them are explained below:</text:p>
      <text:p text:style-name="P26"/>
      <text:p text:style-name="P26">a) Functions for numbers</text:p>
      <text:p text:style-name="P26"/>
      <text:p text:style-name="P26"><text:span text:style-name="T32">Example :</text:span></text:p>
      <text:p text:style-name="P26"/>
      <text:p text:style-name="P36">n=25</text:p>
      <text:p text:style-name="P36">num=3</text:p>
      <text:p text:style-name="P36"/>
      <text:p text:style-name="P36">puts n+num</text:p>
      <text:p text:style-name="P36">puts n-num</text:p>
      <text:p text:style-name="P36">puts n*num</text:p>
      <text:p text:style-name="P36">puts n**num</text:p>
      <text:p text:style-name="P36">puts n.integer?</text:p>
      <text:p text:style-name="P36">puts n.size</text:p>
      <text:p text:style-name="P36">puts n.to_f</text:p>
      <text:p text:style-name="P36"><text:span text:style-name="T32"><text:s/></text:span></text:p>
      <text:p text:style-name="P26">b) Functions for Math</text:p>
      <text:p text:style-name="P26"/>
      <text:p text:style-name="P26"><text:span text:style-name="T32">Example :</text:span></text:p>
      <text:p text:style-name="P26"/>
      <text:p text:style-name="P36">n=625</text:p>
      <text:p text:style-name="P36">puts Math.cos n</text:p>
      <text:p text:style-name="P36">puts Math.sin n</text:p>
      <text:p text:style-name="P36">puts Math.exp n</text:p>
      <text:p text:style-name="P36">puts Math.log n</text:p>
      <text:p text:style-name="P36">puts Math.sin n</text:p>
      <text:p text:style-name="P36">puts Math.sqrt n</text:p>
      <text:p text:style-name="P36">puts Math.tan n</text:p>
      <text:p text:style-name="P36"/>
      <text:p text:style-name="P26">c) other built-in-functions</text:p>
      <text:p text:style-name="P37"/>
      <text:list xml:id="list2783285739093635533" text:style-name="L7">
        <text:list-item>
          <text:p text:style-name="P39"><text:span text:style-name="T36">chomp:</text:span><text:span text:style-name="T39"> Removes newline from $_, modifying the string in place.</text:span></text:p>
          <text:p text:style-name="P39"><text:span text:style-name="T39"/></text:p>
          <text:p text:style-name="P40"><text:span text:style-name="T35">Example:</text:span></text:p>
          <text:p text:style-name="P40"><text:span text:style-name="T40">puts "enter anything"</text:span></text:p>
          <text:p text:style-name="P40"><text:span text:style-name="T40">x=gets.chomp</text:span></text:p>
          <text:p text:style-name="P40"><text:span text:style-name="T40">puts "you entered ",x</text:span></text:p>
          <text:p text:style-name="P40"><text:span text:style-name="T40"/></text:p>
        </text:list-item>
        <text:list-item>
          <text:p text:style-name="P39"><text:span text:style-name="T36">abort: </text:span><text:span text:style-name="T39">Terminates program</text:span></text:p>
          <text:p text:style-name="P39"><text:span text:style-name="T39"/></text:p>
          <text:p text:style-name="P40"><text:span text:style-name="T35">Example:</text:span></text:p>
          <text:p text:style-name="P40"><text:span text:style-name="T40">x="hii"</text:span></text:p>
          <text:p text:style-name="P40"><text:span text:style-name="T40">puts x</text:span></text:p>
          <text:p text:style-name="P40"><text:span text:style-name="T40">abort</text:span></text:p>
          <text:p text:style-name="P40"><text:soft-page-break/><text:span text:style-name="T40">puts "10"</text:span></text:p>
        </text:list-item>
        <text:list-item>
          <text:p text:style-name="P9"><text:span text:style-name="T38">putc c: </text:span><text:span text:style-name="T40">Prints arg</text:span></text:p>
          <text:p text:style-name="P9"><text:span text:style-name="T40"/></text:p>
          <text:p text:style-name="P9"><text:span text:style-name="T38">Example:</text:span></text:p>
          <text:p text:style-name="P12"><text:span text:style-name="T38">c="hello"</text:span></text:p>
          <text:p text:style-name="P12"><text:span text:style-name="T38">putc c</text:span></text:p>
          <text:p text:style-name="P9"><text:span text:style-name="T40"/></text:p>
        </text:list-item>
      </text:list>
      <text:p text:style-name="P41">Ques 2. Difference between ruby array and hashes.</text:p>
      <text:p text:style-name="P15">Solution <text:span text:style-name="T42">2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3">s.no</text:p>
          </table:table-cell>
          <table:table-cell table:style-name="Table1.A1" office:value-type="string">
            <text:p text:style-name="P43">Array</text:p>
          </table:table-cell>
          <table:table-cell table:style-name="Table1.C1" office:value-type="string">
            <text:p text:style-name="P43">hashes</text:p>
          </table:table-cell>
        </table:table-row>
        <table:table-row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P44"><text:span text:style-name="T27">An </text:span><text:span text:style-name="Strong_20_Emphasis"><text:span text:style-name="Emphasis"><text:span text:style-name="T28">array </text:span></text:span></text:span><text:span text:style-name="T27">is a collection of different or similar items, stored at contiguous memory locations</text:span></text:p>
          </table:table-cell>
          <table:table-cell table:style-name="Table1.C2" office:value-type="string">
            <text:p text:style-name="P45"><text:span text:style-name="T30">A </text:span><text:span text:style-name="T31">hash is a collection of unique keys and their values. Hashes are sometimes called as </text:span><text:span text:style-name="Emphasis"><text:span text:style-name="Strong_20_Emphasis"><text:span text:style-name="T29">associative arrays</text:span></text:span></text:span></text:p>
          </table:table-cell>
        </table:table-row>
        <table:table-row>
          <table:table-cell table:style-name="Table1.A2" office:value-type="string">
            <text:p text:style-name="P43">2</text:p>
          </table:table-cell>
          <table:table-cell table:style-name="Table1.A2" office:value-type="string">
            <text:p text:style-name="P47"><text:span text:style-name="T1">With arrays, the key is an integer</text:span></text:p>
          </table:table-cell>
          <table:table-cell table:style-name="Table1.C2" office:value-type="string">
            <text:p text:style-name="P46">hashes support any object as a key</text:p>
          </table:table-cell>
        </table:table-row>
        <table:table-row>
          <table:table-cell table:style-name="Table1.A2" office:value-type="string">
            <text:p text:style-name="P43">3</text:p>
          </table:table-cell>
          <table:table-cell table:style-name="Table1.A2" office:value-type="string">
            <text:p text:style-name="P46">It's more efficient to access array elements</text:p>
          </table:table-cell>
          <table:table-cell table:style-name="Table1.C2" office:value-type="string">
            <text:p text:style-name="P46">hashes provide more flexibility</text:p>
          </table:table-cell>
        </table:table-row>
        <table:table-row>
          <table:table-cell table:style-name="Table1.A2" office:value-type="string">
            <text:p text:style-name="P43">4</text:p>
          </table:table-cell>
          <table:table-cell table:style-name="Table1.A2" office:value-type="string">
            <text:p text:style-name="P48"><text:span text:style-name="T1"><text:s/></text:span><text:span text:style-name="T2">Array </text:span><text:span text:style-name="T1">literal uses </text:span><text:span text:style-name="T2">square brackets</text:span></text:p>
          </table:table-cell>
          <table:table-cell table:style-name="Table1.C2" office:value-type="string">
            <text:p text:style-name="P48"><text:span text:style-name="T1">A hash literal uses braces</text:span></text:p>
          </table:table-cell>
        </table:table-row>
      </table:table>
      <text:p text:style-name="P28"/>
      <text:p text:style-name="P17">How to create array</text:p>
      <text:p text:style-name="P17"/>
      <text:p text:style-name="P1"><text:span text:style-name="T34">Example 1:</text:span><text:span text:style-name="T37"> </text:span><text:span text:style-name="Strong_20_Emphasis"><text:span text:style-name="T15">Using the </text:span></text:span><text:span text:style-name="Strong_20_Emphasis"><text:span text:style-name="Emphasis"><text:span text:style-name="T15">new </text:span></text:span></text:span><text:span text:style-name="Strong_20_Emphasis"><text:span text:style-name="T15">class method</text:span></text:span></text:p>
      <text:p text:style-name="P1"><text:span text:style-name="Strong_20_Emphasis"><text:span text:style-name="T15"/></text:span></text:p>
      <text:p text:style-name="P1"><text:span text:style-name="Strong_20_Emphasis"><text:span text:style-name="T8">arr = Array.new() </text:span></text:span></text:p>
      <text:p text:style-name="P1"><text:span text:style-name="Strong_20_Emphasis"><text:span text:style-name="T8">print arr,"\n"</text:span></text:span></text:p>
      <text:p text:style-name="P1"><text:span text:style-name="Strong_20_Emphasis"><text:span text:style-name="T8"/></text:span></text:p>
      <text:p text:style-name="P1"><text:span text:style-name="Strong_20_Emphasis"><text:span text:style-name="T8">arr[0]=1 </text:span></text:span></text:p>
      <text:p text:style-name="P1"><text:span text:style-name="Strong_20_Emphasis"><text:span text:style-name="T8">print arr ,"\n"</text:span></text:span></text:p>
      <text:p text:style-name="P1"><text:span text:style-name="Strong_20_Emphasis"><text:span text:style-name="T8"/></text:span></text:p>
      <text:p text:style-name="P1"><text:span text:style-name="Strong_20_Emphasis"><text:span text:style-name="T8">arr2 = Array.new(7) </text:span></text:span></text:p>
      <text:p text:style-name="P1"><text:span text:style-name="Strong_20_Emphasis"><text:span text:style-name="T8">print arr2,"\n"</text:span></text:span></text:p>
      <text:p text:style-name="P1"><text:span text:style-name="Strong_20_Emphasis"><text:span text:style-name="T8"/></text:span></text:p>
      <text:p text:style-name="P1"><text:span text:style-name="Strong_20_Emphasis"><text:span text:style-name="T8">arr3 = Array.new(4, "GFG") </text:span></text:span></text:p>
      <text:p text:style-name="P1"><text:span text:style-name="Strong_20_Emphasis"><text:span text:style-name="T8">print arr3,"\n"</text:span></text:span></text:p>
      <text:p text:style-name="P1"><text:span text:style-name="Strong_20_Emphasis"><text:span text:style-name="T8"/></text:span></text:p>
      <text:p text:style-name="P1"><text:span text:style-name="Strong_20_Emphasis"><text:span text:style-name="T20">Output :</text:span></text:span></text:p>
      <text:p text:style-name="P1"><text:span text:style-name="Strong_20_Emphasis"><text:span text:style-name="T20"/></text:span></text:p>
      <text:p text:style-name="P10"><text:span text:style-name="Strong_20_Emphasis"><text:span text:style-name="T9">[]</text:span></text:span></text:p>
      <text:p text:style-name="P10"><text:span text:style-name="Strong_20_Emphasis"><text:span text:style-name="T9">[1]</text:span></text:span></text:p>
      <text:p text:style-name="P10"><text:span text:style-name="Strong_20_Emphasis"><text:span text:style-name="T9">[nil,nil,nil,nil,nil,nil,nil]</text:span></text:span></text:p>
      <text:p text:style-name="P10"><text:span text:style-name="Strong_20_Emphasis"><text:span text:style-name="T9">[“GFG”,”GFG”,”GFG”,”GFG”]</text:span></text:span></text:p>
      <text:p text:style-name="P28"/>
      <text:p text:style-name="P1"><text:span text:style-name="Strong_20_Emphasis"><text:span text:style-name="T20">Example 2:</text:span></text:span><text:span text:style-name="Strong_20_Emphasis"><text:span text:style-name="T8"> </text:span></text:span><text:span text:style-name="Strong_20_Emphasis"><text:span text:style-name="T16">Using literal constructor[]</text:span></text:span></text:p>
      <text:p text:style-name="P1"><text:span text:style-name="Strong_20_Emphasis"><text:span text:style-name="T8"/></text:span></text:p>
      <text:p text:style-name="P11"><text:span text:style-name="Strong_20_Emphasis"><text:span text:style-name="T10">arr = [1, "two", 3.0,4,"FIVE",6.2]</text:span></text:span></text:p>
      <text:p text:style-name="P11"><text:span text:style-name="Strong_20_Emphasis"><text:span text:style-name="T10">print arr[0],"\n"</text:span></text:span></text:p>
      <text:p text:style-name="P11"><text:soft-page-break/><text:span text:style-name="Strong_20_Emphasis"><text:span text:style-name="T10">print arr[0..3],"\n"</text:span></text:span></text:p>
      <text:p text:style-name="P11"><text:span text:style-name="Strong_20_Emphasis"><text:span text:style-name="T10">print arr[-1],"\n" </text:span></text:span></text:p>
      <text:p text:style-name="P11"><text:span text:style-name="Strong_20_Emphasis"><text:span text:style-name="T10">print arr[-4..-1],"\n" </text:span></text:span></text:p>
      <text:p text:style-name="P11"><text:span text:style-name="Strong_20_Emphasis"><text:span text:style-name="T10">print arr[5],"\n" </text:span></text:span></text:p>
      <text:p text:style-name="P11"><text:span text:style-name="Strong_20_Emphasis"><text:span text:style-name="T10">print arr[6],"\n" </text:span></text:span></text:p>
      <text:p text:style-name="P11"><text:span text:style-name="Strong_20_Emphasis"><text:span text:style-name="T10">arr[5]=6</text:span></text:span></text:p>
      <text:p text:style-name="P11"><text:span text:style-name="Strong_20_Emphasis"><text:span text:style-name="T10">print arr[5]</text:span></text:span></text:p>
      <text:p text:style-name="P11"><text:span text:style-name="Strong_20_Emphasis"><text:span text:style-name="T10"/></text:span></text:p>
      <text:p text:style-name="P11"><text:span text:style-name="Strong_20_Emphasis"><text:span text:style-name="T21">Output:</text:span></text:span></text:p>
      <text:p text:style-name="P11"><text:span text:style-name="Strong_20_Emphasis"><text:span text:style-name="T21"/></text:span></text:p>
      <text:p text:style-name="P11"><text:span text:style-name="Strong_20_Emphasis"><text:span text:style-name="T10">1</text:span></text:span></text:p>
      <text:p text:style-name="P11"><text:span text:style-name="Strong_20_Emphasis"><text:span text:style-name="T10">[1,”two”,3.0,4]</text:span></text:span></text:p>
      <text:p text:style-name="P11"><text:span text:style-name="Strong_20_Emphasis"><text:span text:style-name="T10">6.2</text:span></text:span></text:p>
      <text:p text:style-name="P11"><text:span text:style-name="Strong_20_Emphasis"><text:span text:style-name="T10">[3.0,4,”FIVE”,6.2]</text:span></text:span></text:p>
      <text:p text:style-name="P11"><text:span text:style-name="Strong_20_Emphasis"><text:span text:style-name="T10">6.2</text:span></text:span></text:p>
      <text:p text:style-name="P11"><text:span text:style-name="Strong_20_Emphasis"><text:span text:style-name="T10"/></text:span></text:p>
      <text:p text:style-name="P11"><text:span text:style-name="Strong_20_Emphasis"><text:span text:style-name="T10">6</text:span></text:span></text:p>
      <text:p text:style-name="P11"><text:span text:style-name="Strong_20_Emphasis"><text:span text:style-name="T10"/></text:span></text:p>
      <text:p text:style-name="P2"><text:span text:style-name="Strong_20_Emphasis"><text:span text:style-name="T22">How to create </text:span></text:span><text:span text:style-name="Strong_20_Emphasis"><text:span text:style-name="T21">Hashes</text:span></text:span></text:p>
      <text:p text:style-name="P2"><text:span text:style-name="Strong_20_Emphasis"><text:span text:style-name="T21"/></text:span></text:p>
      <text:p text:style-name="P2"><text:span text:style-name="Strong_20_Emphasis"><text:span text:style-name="T22">Example 1: </text:span></text:span><text:span text:style-name="Strong_20_Emphasis"><text:span text:style-name="T17">Using the </text:span></text:span><text:span text:style-name="Emphasis"><text:span text:style-name="T17">new </text:span></text:span><text:span text:style-name="Strong_20_Emphasis"><text:span text:style-name="T17">class method</text:span></text:span></text:p>
      <text:p text:style-name="P2"><text:span text:style-name="Strong_20_Emphasis"><text:span text:style-name="T17"/></text:span></text:p>
      <text:p text:style-name="P3"><text:span text:style-name="Strong_20_Emphasis"><text:span text:style-name="T11">hash = Hash.new() #no</text:span></text:span></text:p>
      <text:p text:style-name="P3"><text:span text:style-name="Strong_20_Emphasis"><text:span text:style-name="T11">print hash[0],"\n" 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hash2 = Hash.new(7) </text:span></text:span></text:p>
      <text:p text:style-name="P3"><text:span text:style-name="Strong_20_Emphasis"><text:span text:style-name="T11">print hash2[0],"\n"</text:span></text:span></text:p>
      <text:p text:style-name="P3"><text:span text:style-name="Strong_20_Emphasis"><text:span text:style-name="T11">print hash2[6],"\n"</text:span></text:span></text:p>
      <text:p text:style-name="P3"><text:span text:style-name="Strong_20_Emphasis"><text:span text:style-name="T11">print hash2[80],"\n"</text:span></text:span></text:p>
      <text:p text:style-name="P3"><text:span text:style-name="Strong_20_Emphasis"><text:span text:style-name="T11">print hash2[89],"\n"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hash3 = Hash.new("nandini") </text:span></text:span></text:p>
      <text:p text:style-name="P3"><text:span text:style-name="Strong_20_Emphasis"><text:span text:style-name="T11">print hash3[0],"\n"</text:span></text:span></text:p>
      <text:p text:style-name="P3"><text:span text:style-name="Strong_20_Emphasis"><text:span text:style-name="T11">print hash3[7],"\n"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23">Output: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7</text:span></text:span></text:p>
      <text:p text:style-name="P3"><text:span text:style-name="Strong_20_Emphasis"><text:span text:style-name="T11">7</text:span></text:span></text:p>
      <text:p text:style-name="P3"><text:span text:style-name="Strong_20_Emphasis"><text:span text:style-name="T11">7</text:span></text:span></text:p>
      <text:p text:style-name="P3"><text:span text:style-name="Strong_20_Emphasis"><text:span text:style-name="T11">7</text:span></text:span></text:p>
      <text:p text:style-name="P3"><text:span text:style-name="Strong_20_Emphasis"><text:span text:style-name="T11">nandini</text:span></text:span></text:p>
      <text:p text:style-name="P3"><text:span text:style-name="Strong_20_Emphasis"><text:span text:style-name="T11">nandini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23">Example 2: </text:span></text:span><text:span text:style-name="Strong_20_Emphasis"><text:span text:style-name="T18">Using {} braces</text:span></text:span></text:p>
      <text:p text:style-name="P3"><text:span text:style-name="Strong_20_Emphasis"><text:span text:style-name="T18"/></text:span></text:p>
      <text:p text:style-name="P3"><text:span text:style-name="Strong_20_Emphasis"><text:span text:style-name="T11">h = {'ror' =&gt; 'Ruby On RAILS', 'HTML' =&gt; 'Hypertext Markup Language', 'CSS' =&gt; 'Cascading Style Sheet'} <text:s/></text:span></text:span></text:p>
      <text:p text:style-name="P3"><text:soft-page-break/><text:span text:style-name="Strong_20_Emphasis"><text:span text:style-name="T11">print h.length ,"\n"</text:span></text:span></text:p>
      <text:p text:style-name="P3"><text:span text:style-name="Strong_20_Emphasis"><text:span text:style-name="T11">print h['CSS'],"\n" <text:s/></text:span></text:span></text:p>
      <text:p text:style-name="P3"><text:span text:style-name="Strong_20_Emphasis"><text:span text:style-name="T11">print h,"\n"</text:span></text:span></text:p>
      <text:p text:style-name="P3"><text:span text:style-name="Strong_20_Emphasis"><text:span text:style-name="T11">print h[12],"\n"</text:span></text:span></text:p>
      <text:p text:style-name="P3"><text:span text:style-name="Strong_20_Emphasis"><text:span text:style-name="T11">print h['ror']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23">Output:</text:span></text:span></text:p>
      <text:p text:style-name="P3"><text:span text:style-name="Strong_20_Emphasis"><text:span text:style-name="T23"/></text:span></text:p>
      <text:p text:style-name="P30">3</text:p>
      <text:p text:style-name="P3"><text:span text:style-name="Strong_20_Emphasis"><text:span text:style-name="T11">Cascading Style Sheet</text:span></text:span></text:p>
      <text:p text:style-name="P3"><text:span text:style-name="Strong_20_Emphasis"><text:span text:style-name="T11">{'ror' =&gt; 'Ruby On RAILS', 'HTML' =&gt; 'Hypertext Markup Language', 'CSS' =&gt; 'Cascading Style Sheet'}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Ruby On RAILS</text:span></text:span></text:p>
      <text:p text:style-name="P3"><text:span text:style-name="Strong_20_Emphasis"><text:span text:style-name="T11"/></text:span></text:p>
      <text:p text:style-name="P4"><text:span text:style-name="Strong_20_Emphasis"><text:span text:style-name="T24">Q</text:span></text:span><text:span text:style-name="Strong_20_Emphasis"><text:span text:style-name="T25">ues 3. What are blocks, proc and lamda in ruby.</text:span></text:span></text:p>
      <text:p text:style-name="P4"><text:span text:style-name="Strong_20_Emphasis"><text:span text:style-name="T25"/></text:span></text:p>
      <text:p text:style-name="P15">Solution <text:span text:style-name="T42">3</text:span>:</text:p>
      <text:p text:style-name="P4"><text:span text:style-name="Strong_20_Emphasis"><text:span text:style-name="T25">BLOCKS:</text:span></text:span><text:span text:style-name="Strong_20_Emphasis"><text:span text:style-name="T6"> Blocks are used extensively in Ruby for passing bits of code to functions. By using the </text:span></text:span><text:span text:style-name="Strong_20_Emphasis"><text:span text:style-name="Source_20_Text"><text:span text:style-name="T6">yield </text:span></text:span></text:span><text:span text:style-name="Strong_20_Emphasis"><text:span text:style-name="T6">keyword, a block can be implicitly passed without having to convert it to a proc.</text:span></text:span></text:p>
      <text:p text:style-name="P4"><text:span text:style-name="Strong_20_Emphasis"><text:span text:style-name="T6"><text:s/></text:span></text:span></text:p>
      <text:p text:style-name="P5"><text:span text:style-name="Strong_20_Emphasis"><text:span text:style-name="T19">Example 1: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>def met</text:span></text:span></text:p>
      <text:p text:style-name="P5"><text:span text:style-name="Strong_20_Emphasis"><text:span text:style-name="T5"><text:tab/>puts "this is method"</text:span></text:span></text:p>
      <text:p text:style-name="P5"><text:span text:style-name="Strong_20_Emphasis"><text:span text:style-name="T5"><text:tab/>yield</text:span></text:span></text:p>
      <text:p text:style-name="P5"><text:span text:style-name="Strong_20_Emphasis"><text:span text:style-name="T5"><text:tab/>puts "you will be back to method"</text:span></text:span></text:p>
      <text:p text:style-name="P5"><text:span text:style-name="Strong_20_Emphasis"><text:span text:style-name="T5"><text:tab/>yield</text:span></text:span></text:p>
      <text:p text:style-name="P5"><text:span text:style-name="Strong_20_Emphasis"><text:span text:style-name="T5">end</text:span></text:span></text:p>
      <text:p text:style-name="P5"><text:span text:style-name="Strong_20_Emphasis"><text:span text:style-name="T5">met { puts "this is block"}</text:span></text:span></text:p>
      <text:p text:style-name="P5"><text:span text:style-name="Strong_20_Emphasis"><text:span text:style-name="T5"/></text:span></text:p>
      <text:p text:style-name="P13"><text:span text:style-name="Strong_20_Emphasis"><text:span text:style-name="T19">Example 2:</text:span></text:span><text:span text:style-name="Strong_20_Emphasis"><text:span text:style-name="T5"> provide parameters to the call to </text:span></text:span><text:span text:style-name="Strong_20_Emphasis"><text:span text:style-name="T14">yield</text:span></text:span></text:p>
      <text:p text:style-name="P13"><text:span text:style-name="Strong_20_Emphasis"><text:span text:style-name="T14"/></text:span></text:p>
      <text:p text:style-name="P6"><text:span text:style-name="Strong_20_Emphasis"><text:span text:style-name="T12">def naina</text:span></text:span></text:p>
      <text:p text:style-name="P6"><text:span text:style-name="Strong_20_Emphasis"><text:span text:style-name="T12"><text:tab/></text:span></text:span></text:p>
      <text:p text:style-name="P6"><text:span text:style-name="Strong_20_Emphasis"><text:span text:style-name="T12"><text:tab/>print "first time called : "</text:span></text:span></text:p>
      <text:p text:style-name="P6"><text:span text:style-name="Strong_20_Emphasis"><text:span text:style-name="T12"><text:tab/>yield "nandini"</text:span></text:span></text:p>
      <text:p text:style-name="P6"><text:span text:style-name="Strong_20_Emphasis"><text:span text:style-name="T12"><text:tab/>print "second time called : "</text:span></text:span></text:p>
      <text:p text:style-name="P6"><text:span text:style-name="Strong_20_Emphasis"><text:span text:style-name="T12"><text:tab/>yield "radha"</text:span></text:span></text:p>
      <text:p text:style-name="P6"><text:span text:style-name="Strong_20_Emphasis"><text:span text:style-name="T12"><text:tab/></text:span></text:span></text:p>
      <text:p text:style-name="P6"><text:span text:style-name="Strong_20_Emphasis"><text:span text:style-name="T12">end</text:span></text:span></text:p>
      <text:p text:style-name="P6"><text:span text:style-name="Strong_20_Emphasis"><text:span text:style-name="T12">naina {|i| puts "this is my name #{i}"}</text:span></text:span></text:p>
      <text:p text:style-name="P6"><text:span text:style-name="Strong_20_Emphasis"><text:span text:style-name="T12"/></text:span></text:p>
      <text:p text:style-name="P14"><text:span text:style-name="Strong_20_Emphasis"><text:span text:style-name="T26">PROCS:</text:span></text:span><text:span text:style-name="Strong_20_Emphasis"><text:span text:style-name="T7"> A “proc” is an instance of the </text:span></text:span><text:span text:style-name="Strong_20_Emphasis"><text:span text:style-name="Source_20_Text"><text:span text:style-name="T7">Proc </text:span></text:span></text:span><text:span text:style-name="Strong_20_Emphasis"><text:span text:style-name="T7">class, which holds a code block to be executed, and can be stored in a variable. To create a proc, you call </text:span></text:span><text:span text:style-name="Strong_20_Emphasis"><text:span text:style-name="Source_20_Text"><text:span text:style-name="T7">Proc.new </text:span></text:span></text:span><text:span text:style-name="Strong_20_Emphasis"><text:span text:style-name="T7">and pass it a block.</text:span></text:span></text:p>
      <text:p text:style-name="P14"><text:span text:style-name="Strong_20_Emphasis"><text:span text:style-name="T7"/></text:span></text:p>
      <text:p text:style-name="P7"><text:soft-page-break/><text:span text:style-name="Strong_20_Emphasis"><text:span text:style-name="T19">Example 1:</text:span></text:span></text:p>
      <text:p text:style-name="P7"><text:span text:style-name="Strong_20_Emphasis"><text:span text:style-name="T5"/></text:span></text:p>
      <text:p text:style-name="P29">proc=Proc.new{|n| puts "#{n}"}</text:p>
      <text:p text:style-name="P29">proc.call(20)</text:p>
      <text:p text:style-name="P29">proc.call("hii")</text:p>
      <text:p text:style-name="P29">proc.call(8.90)</text:p>
      <text:p text:style-name="P29"/>
      <text:p text:style-name="P18">Output:</text:p>
      <text:p text:style-name="P18"/>
      <text:p text:style-name="P31">20</text:p>
      <text:p text:style-name="P31">hii</text:p>
      <text:p text:style-name="P31">8.90</text:p>
      <text:p text:style-name="P29"/>
      <text:p text:style-name="P29"><text:span text:style-name="T33">Example 2:</text:span> <text:span text:style-name="T33">show how methods can take procs</text:span></text:p>
      <text:p text:style-name="P29"/>
      <text:p text:style-name="P29">def display(proc)</text:p>
      <text:p text:style-name="P29"><text:s text:c="4"/>puts"start of the function display"</text:p>
      <text:p text:style-name="P29"><text:s text:c="4"/>proc.call(10)</text:p>
      <text:p text:style-name="P29"><text:s text:c="4"/>puts "end of the function display"</text:p>
      <text:p text:style-name="P29">end</text:p>
      <text:p text:style-name="P29">proc=Proc.new{|n| puts "#{n}"}</text:p>
      <text:p text:style-name="P29">display(proc)</text:p>
      <text:p text:style-name="P29"/>
      <text:p text:style-name="P18">Output:</text:p>
      <text:p text:style-name="P18"/>
      <text:p text:style-name="P31">start of the function display</text:p>
      <text:p text:style-name="P31">10</text:p>
      <text:p text:style-name="P31">end of the function display</text:p>
      <text:p text:style-name="P31"/>
      <text:p text:style-name="P27"><text:span text:style-name="T41">LAMDAS:</text:span><text:span text:style-name="T4"> <text:s/>Lambdas are procs that behave like methods, meaning they enforce arity and return as methods instead of in their parent scope.</text:span></text:p>
      <text:p text:style-name="P27"><text:span text:style-name="T4"/></text:p>
      <text:p text:style-name="P19">Example :</text:p>
      <text:p text:style-name="P19"/>
      <text:p text:style-name="P32">a= lambda{puts "nandini"}</text:p>
      <text:p text:style-name="P32">a.call</text:p>
      <text:p text:style-name="P32">puts a.class</text:p>
      <text:p text:style-name="P32"/>
      <text:p text:style-name="P32">b= lambda{|x| puts "#{x}"}</text:p>
      <text:p text:style-name="P32">b.call(2.8)</text:p>
      <text:p text:style-name="P32">b.call("naina")</text:p>
      <text:p text:style-name="P32"/>
      <text:p text:style-name="P32"/>
      <text:p text:style-name="P32">c = lambda { return "20.9" }.call</text:p>
      <text:p text:style-name="P32">puts "The lambda returned #{c}, and this will be printed."</text:p>
      <text:p text:style-name="P32"/>
      <text:p text:style-name="P20">Output:</text:p>
      <text:p text:style-name="P20"/>
      <text:p text:style-name="P32"><text:soft-page-break/>nandini</text:p>
      <text:p text:style-name="P32">proc</text:p>
      <text:p text:style-name="P32">2.8</text:p>
      <text:p text:style-name="P32">naina</text:p>
      <text:p text:style-name="P32">he lambda returned 20.9, and this will be printed.</text:p>
      <text:p text:style-name="P32"/>
      <text:p text:style-name="P22">Ques 4. Ruby Date &amp; Time functions</text:p>
      <text:p text:style-name="P33"/>
      <text:p text:style-name="P15">Solution 4:</text:p>
      <text:p text:style-name="P8"><text:span text:style-name="T13">The class </text:span><text:span text:style-name="Strong_20_Emphasis"><text:span text:style-name="T15">Time and Date </text:span></text:span><text:span text:style-name="T13">in Ruby deals with the dates and times. It helps us to get the current time and date according to our system configurations.</text:span></text:p>
      <text:p text:style-name="P15"/>
      <text:p text:style-name="P23">1. Date:</text:p>
      <text:p text:style-name="P23"><text:span text:style-name="T3"/></text:p>
      <text:p text:style-name="P23">Example :</text:p>
      <text:p text:style-name="P23"/>
      <text:p text:style-name="P34">require 'date' <text:s text:c="2"/></text:p>
      <text:p text:style-name="P34"><text:s text:c="2"/></text:p>
      <text:p text:style-name="P34">d = Date.parse('6th Mar 2020') <text:s text:c="2"/></text:p>
      <text:p text:style-name="P34"><text:s text:c="31"/></text:p>
      <text:p text:style-name="P34">print "year is : ", d.year <text:s/>,"\n" <text:s text:c="21"/></text:p>
      <text:p text:style-name="P34">print "month is : ",d.mon ,"\n" <text:s text:c="25"/></text:p>
      <text:p text:style-name="P34">print "month’s day : ", d.mday <text:s/>,"\n" <text:s text:c="22"/></text:p>
      <text:p text:style-name="P34">print "week day : ", d.wday <text:s/>,"\n" <text:s text:c="22"/></text:p>
      <text:p text:style-name="P34">print "adding a day : ",d += 1 ,"\n" <text:s text:c="23"/></text:p>
      <text:p text:style-name="P34">print "today is : ",d.strftime('%a %d %b %Y') <text:s/>,"\n" <text:s text:c="2"/></text:p>
      <text:p text:style-name="P34"/>
      <text:p text:style-name="P21">Output:</text:p>
      <text:p text:style-name="P21"/>
      <text:p text:style-name="P34">year is : 2020</text:p>
      <text:p text:style-name="P34">month is : 3</text:p>
      <text:p text:style-name="P34">month’s day : 6</text:p>
      <text:p text:style-name="P34">week day: 5</text:p>
      <text:p text:style-name="P34">adding a day : 2020-03-07</text:p>
      <text:p text:style-name="P34">today is : Sat 07 Mar 2020</text:p>
      <text:p text:style-name="P34"/>
      <text:p text:style-name="P15">2. Time</text:p>
      <text:p text:style-name="P15"/>
      <text:p text:style-name="P24">Example <text:span text:style-name="T42">1</text:span>:</text:p>
      <text:p text:style-name="P24"/>
      <text:p text:style-name="P35">ob=Time.new(2020,02,11,11,47,10,'+02:00') #ob is object of Time</text:p>
      <text:p text:style-name="P35">puts ob <text:s text:c="4"/>#printing the date</text:p>
      <text:p text:style-name="P35"/>
      <text:p text:style-name="P35">ob=Time.new(2020,02,11,11,47,10) </text:p>
      <text:p text:style-name="P35">puts ob </text:p>
      <text:p text:style-name="P35"/>
      <text:p text:style-name="P35">ob=Time.new(2020,02,11) </text:p>
      <text:p text:style-name="P35">puts ob </text:p>
      <text:p text:style-name="P35"><text:soft-page-break/></text:p>
      <text:p text:style-name="P35">ob=Time.new(2020) </text:p>
      <text:p text:style-name="P35">puts ob </text:p>
      <text:p text:style-name="P35"/>
      <text:p text:style-name="P35">ob=Time.new</text:p>
      <text:p text:style-name="P35">puts ob </text:p>
      <text:p text:style-name="P24"/>
      <text:p text:style-name="P24">Example <text:span text:style-name="T42">2</text:span> :</text:p>
      <text:p text:style-name="P24"/>
      <text:p text:style-name="P35">time=Time.new(2020,02,11)</text:p>
      <text:p text:style-name="P35">puts time.year</text:p>
      <text:p text:style-name="P35">puts time.month </text:p>
      <text:p text:style-name="P35">puts time.day </text:p>
      <text:p text:style-name="P35">puts time.wday </text:p>
      <text:p text:style-name="P35">puts time.yday </text:p>
      <text:p text:style-name="P35">puts time.sunday?</text:p>
      <text:p text:style-name="P35">puts time.tuesday?</text:p>
      <text:p text:style-name="P35">puts time.dst? </text:p>
      <text:p text:style-name="P35">print time.to_a," "</text:p>
      <text:p text:style-name="P35">print "\n",time.to_f</text:p>
      <text:p text:style-name="P35">print "\n",time.to_i,"\n"</text:p>
      <text:p text:style-name="P35"/>
      <text:p text:style-name="P25">Example <text:span text:style-name="T42">3</text:span>:</text:p>
      <text:p text:style-name="P25"/>
      <text:p text:style-name="P35">time=Time.new(2020,02,11)</text:p>
      <text:p text:style-name="P35">time2=time+259200 </text:p>
      <text:p text:style-name="P35">puts time</text:p>
      <text:p text:style-name="P35">puts time2</text:p>
      <text:p text:style-name="P35"/>
      <text:p text:style-name="P35">puts time&lt;=&gt;time2</text:p>
      <text:p text:style-name="P35"/>
      <text:p text:style-name="P35">time2=time-259200</text:p>
      <text:p text:style-name="P35">puts time&lt;=&gt;time2</text:p>
      <text:p text:style-name="P35"/>
      <text:p text:style-name="P35">time2=time</text:p>
      <text:p text:style-name="P35">puts time&lt;=&gt;time2</text:p>
      <text:p text:style-name="P35">puts time.eql?(time2)</text:p>
      <text:p text:style-name="P35">puts time==time2</text:p>
      <text:p text:style-name="P35">puts time&lt;time2</text:p>
      <text:p text:style-name="P35">puts time&gt;time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, Courier, mono"/>
    <style:font-face style:name="Lucida Sans" svg:font-family="'Lucida Sans', 'Lucida Grande', 'Lucida Sans Unicode', Lucida, Verdana, Tahoma, sans-serif"/>
    <style:font-face style:name="MuseoSansRounded" svg:font-family="MuseoSansRounded, apple-system, BlinkMacSystemFont, 'Segoe UI', Roboto, Helvetica, Arial, sans-serif, 'Apple Color Emoji', 'Segoe UI Emoji', 'Segoe UI Symbol'"/>
    <style:font-face style:name="Roboto" svg:font-family="Roboto, sans-serif"/>
    <style:font-face style:name="SFMono-Regular" svg:font-family="SFMono-Regular, Menlo, Monaco, Consolas, 'Liberation Mono', 'Courier New', monospace"/>
    <style:font-face style:name="Verdana" svg:font-family="Verdana, Arial, Helvetica, sans-serif"/>
    <style:font-face style:name="courier-new" svg:font-family="courier-new, courier, monospace"/>
    <style:font-face style:name="helvetica" svg:font-family="helvetica, sans-serif, arial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2:18:42.279271846</meta:creation-date>
    <dc:date>2020-04-07T16:54:34.358166152</dc:date>
    <meta:editing-duration>PT1M33S</meta:editing-duration>
    <meta:editing-cycles>1</meta:editing-cycles>
    <meta:document-statistic meta:table-count="1" meta:image-count="0" meta:object-count="0" meta:page-count="7" meta:paragraph-count="247" meta:word-count="841" meta:character-count="5204" meta:non-whitespace-character-count="4396"/>
    <meta:generator>LibreOffice/5.1.6.2$Linux_X86_64 LibreOffice_project/10m0$Build-2</meta:generator>
  </office:meta>
</office:document-meta>
</file>